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merican Typewriter" fo:font-size="20pt" fo:font-weight="bold" officeooo:rsid="001fb11c" officeooo:paragraph-rsid="001fb11c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merican Typewriter" fo:font-size="15pt" officeooo:rsid="001cab26" officeooo:paragraph-rsid="001cab26" style:font-size-asian="15pt" style:font-size-complex="15pt"/>
    </style:style>
    <style:style style:name="P3" style:family="paragraph" style:parent-style-name="Standard">
      <style:text-properties style:font-name="American Typewriter" fo:font-size="15pt" officeooo:rsid="001e1b3a" officeooo:paragraph-rsid="001e1b3a" style:font-size-asian="15pt" style:font-size-complex="15pt"/>
    </style:style>
    <style:style style:name="P4" style:family="paragraph" style:parent-style-name="Standard">
      <style:text-properties style:font-name="American Typewriter" fo:font-size="15pt" officeooo:rsid="001fb11c" officeooo:paragraph-rsid="001fb11c" style:font-size-asian="15pt" style:font-size-complex="15pt"/>
    </style:style>
    <style:style style:name="P5" style:family="paragraph" style:parent-style-name="Standard">
      <style:text-properties style:font-name="American Typewriter" fo:font-size="15pt" officeooo:rsid="0020befb" officeooo:paragraph-rsid="0020befb" style:font-size-asian="15pt" style:font-size-complex="15pt"/>
    </style:style>
    <style:style style:name="P6" style:family="paragraph" style:parent-style-name="Standard">
      <style:text-properties style:font-name="American Typewriter" fo:font-size="15pt" officeooo:rsid="0022e3e3" officeooo:paragraph-rsid="0022e3e3" style:font-size-asian="15pt" style:font-size-complex="15pt"/>
    </style:style>
    <style:style style:name="P7" style:family="paragraph" style:parent-style-name="Standard">
      <style:text-properties style:font-name="American Typewriter" fo:font-size="15pt" fo:font-weight="bold" officeooo:rsid="001fb11c" officeooo:paragraph-rsid="001fb11c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American Typewriter" fo:font-size="15pt" fo:font-weight="normal" officeooo:rsid="001fb11c" officeooo:paragraph-rsid="001fb11c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7151" style:font-weight-asian="normal" style:font-weight-complex="normal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officeooo:rsid="00239e9b"/>
    </style:style>
    <style:style style:name="T6" style:family="text">
      <style:text-properties officeooo:rsid="0024cf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ronda's Presentation (October 2, 2014):</text:p>
      <text:p text:style-name="P2"/>
      <text:p text:style-name="P3">“Stop Crying in the Bathroom and Start Your Own Business”</text:p>
      <text:p text:style-name="P3"/>
      <text:p text:style-name="P3">by Kronda Adair</text:p>
      <text:p text:style-name="P3"/>
      <text:p text:style-name="P3">karveldigital.com</text:p>
      <text:p text:style-name="P3"><text:tab/>kronda.com</text:p>
      <text:p text:style-name="P3"><text:tab/>@kronda </text:p>
      <text:p text:style-name="P3"><text:tab/>@karveldigital</text:p>
      <text:p text:style-name="P3"/>
      <text:p text:style-name="P3">Disclaimers: My motivations to write this talk:</text:p>
      <text:p text:style-name="P3"><text:tab/>I'm not a lawyer.</text:p>
      <text:p text:style-name="P3"><text:tab/>I don't have a business degree.</text:p>
      <text:p text:style-name="P3"><text:tab/>I don't think people with jobs are suckers.</text:p>
      <text:p text:style-name="P3"><text:tab/>I don't have all the answers.</text:p>
      <text:p text:style-name="P3"><text:tab/></text:p>
      <text:p text:style-name="P3"><text:tab/>You figure out what you need to as you go along.</text:p>
      <text:p text:style-name="P3"/>
      <text:p text:style-name="P3">Why I Wrote This Talk:</text:p>
      <text:p text:style-name="P3"/>
      <text:p text:style-name="P3"><text:tab/>Tech companies are eager to get more women and minorities into “the pipeline”.</text:p>
      <text:p text:style-name="P3"/>
      <text:p text:style-name="P3"><text:tab/>What they don't tell you is that the pipeline leads to a sewage plant.</text:p>
      <text:p text:style-name="P3"/>
      <text:p text:style-name="P3"><text:tab/>Why don't enough women or people of color work in your industry? <text:s/>Because you've ignored them, or made an environment toxic to them, or both.</text:p>
      <text:p text:style-name="P3"/>
      <text:p text:style-name="P3">Freelancers can make 3x the money as office jobs, and can work on their own time.</text:p>
      <text:p text:style-name="P3"/>
      <text:p text:style-name="P3">PCC &gt;&gt; Art Institute of Portland</text:p>
      <text:p text:style-name="P3"/>
      <text:p text:style-name="P3">Graduated in 2011 and worked in an internship where the employer tried to convince her to quit school and work full time.</text:p>
      <text:p text:style-name="P3"/>
      <text:p text:style-name="P3"><text:soft-page-break/>October 2012: Promotion to Developer and Experience Advocate</text:p>
      <text:p text:style-name="P3"/>
      <text:p text:style-name="P3">November: fired for culture fit</text:p>
      <text:p text:style-name="P3"/>
      <text:p text:style-name="P3">“We're moving away from work/life balance, and towards career advancement.”</text:p>
      <text:p text:style-name="P3"/>
      <text:p text:style-name="P3">This guy loved to fire people, and it wasn't a surprise.</text:p>
      <text:p text:style-name="P3"/>
      <text:p text:style-name="P3">I packed up all my stuff, called my wife, “Honey, I got fired.”</text:p>
      <text:p text:style-name="P3"/>
      <text:p text:style-name="P3"><text:span text:style-name="T6">She got me p</text:span>eanut butter cups!</text:p>
      <text:p text:style-name="P3"/>
      <text:p text:style-name="P3">“How are you doing?”</text:p>
      <text:p text:style-name="P3"/>
      <text:p text:style-name="P3">Sad, worried, angry, this is the best thing ever!</text:p>
      <text:p text:style-name="P3"/>
      <text:p text:style-name="P3">What the hell was I doing?</text:p>
      <text:p text:style-name="P3"/>
      <text:p text:style-name="P3">We proceeded to remodel our living room. <text:s/>:)</text:p>
      <text:p text:style-name="P3"/>
      <text:p text:style-name="P3">Why should you start a business?</text:p>
      <text:p text:style-name="P3"/>
      <text:p text:style-name="P3">SECURITY</text:p>
      <text:p text:style-name="P3"/>
      <text:p text:style-name="P3"><text:tab/>Maybe that guy fired people because he couldn't make payroll. <text:s/>His mom was his biggest investor. <text:s/>Somebody else takes on all the burden of risk, but the risk is still there.</text:p>
      <text:p text:style-name="P3"/>
      <text:p text:style-name="P3">Somebody can just “culture fit” you away and you can't do anything about it.</text:p>
      <text:p text:style-name="P3"/>
      <text:p text:style-name="P3">Oregon is an “At-Will” state where people can just get fired.</text:p>
      <text:p text:style-name="P3"/>
      <text:p text:style-name="P3">The Long Tail, by Chris Anderson</text:p>
      <text:p text:style-name="P3"/>
      <text:p text:style-name="P3">If you can find your niche and find the people who want what you can make or do, you can make a living from that.</text:p>
      <text:p text:style-name="P3"/>
      <text:p text:style-name="P3"><text:soft-page-break/>Your super-fans will love what you do, and you can do it!</text:p>
      <text:p text:style-name="P3"/>
      <text:p text:style-name="P3">Freedom in Freelance! <text:s/>Days off together!</text:p>
      <text:p text:style-name="P3"/>
      <text:p text:style-name="P3">“Black queer feminist outrage, cats, and code.”</text:p>
      <text:p text:style-name="P3"/>
      <text:p text:style-name="P3">Corporations won't let you present yourself the way you really want to.</text:p>
      <text:p text:style-name="P3"/>
      <text:p text:style-name="P3">I got started doing public speaking at Bar Camp and Open Source Bridge.</text:p>
      <text:p text:style-name="P3"/>
      <text:p text:style-name="P3">I had to sneak away from my job, and I met Sumanah (keynote).</text:p>
      <text:p text:style-name="P3"/>
      <text:p text:style-name="P3">“You should quit.” <text:s/>“What?”</text:p>
      <text:p text:style-name="P3"/>
      <text:p text:style-name="P3">After I got fired, all these amazing things happened.</text:p>
      <text:p text:style-name="P3"/>
      <text:p text:style-name="P4">SO MANY SUPER RADICAL PUBLIC SPEAKING ENGAGEMENTS.</text:p>
      <text:p text:style-name="P4"/>
      <text:p text:style-name="P4">“When these opportunities came up, I could say yes.”</text:p>
      <text:p text:style-name="P4"/>
      <text:p text:style-name="P4">Mental Health is more free in self-employment.</text:p>
      <text:p text:style-name="P4"/>
      <text:p text:style-name="P4">“How to Be Black” – you will always deal with micro aggressions every day, and people will wonder why you're “making such a big deal”.</text:p>
      <text:p text:style-name="P4"/>
      <text:p text:style-name="P4">In micro aggressions “People are unaware that they have delivered a put-down or invalidation” but it's still there</text:p>
      <text:p text:style-name="P4"/>
      <text:p text:style-name="P4"><text:span text:style-name="T1">Barriers and Challenges</text:span>:</text:p>
      <text:p text:style-name="P4"/>
      <text:p text:style-name="P4">Money</text:p>
      <text:p text:style-name="P4">Healthcare</text:p>
      <text:p text:style-name="P4">Caregiving</text:p>
      <text:p text:style-name="P4">Time</text:p>
      <text:p text:style-name="P4">Non-compete</text:p>
      <text:p text:style-name="P4">Conflict of Interests</text:p>
      <text:p text:style-name="P4"><text:soft-page-break/>Golden Handcuffs (cushy paycheck)</text:p>
      <text:p text:style-name="P4"/>
      <text:p text:style-name="P4">Resources:</text:p>
      <text:p text:style-name="P4"/>
      <text:p text:style-name="P4">Make a plan!</text:p>
      <text:p text:style-name="P4">Save!</text:p>
      <text:p text:style-name="P4">Get support from a partner or family!</text:p>
      <text:p text:style-name="P4">Go part-time!</text:p>
      <text:p text:style-name="P4">Get a loan!</text:p>
      <text:p text:style-name="P4">IDAs (Individual Development Accounts)!</text:p>
      <text:p text:style-name="P4"><text:tab/>“If you save 2000 bucks, I'll give you 4000 bucks!”</text:p>
      <text:p text:style-name="P4"/>
      <text:p text:style-name="P4">Heidi had to work for <text:span text:style-name="T1">80 hours per week</text:span> to save up enough money to start making money for riding her bike, traveling, and writing about it.</text:p>
      <text:p text:style-name="P4"/>
      <text:p text:style-name="P4">If you have your own computer, and you have software, you can work with that!</text:p>
      <text:p text:style-name="P4"/>
      <text:p text:style-name="P4">Change your peer group:</text:p>
      <text:p text:style-name="P4"/>
      <text:p text:style-name="P4">Hang out with and read about people who are doing what you want to do. <text:s/>Find out how they did it!</text:p>
      <text:p text:style-name="P4"/>
      <text:p text:style-name="P4">Quit! Podcast <text:tab/><text:tab/>5by5.tv/quit</text:p>
      <text:p text:style-name="P4">The Lean Startup by Eric Ries</text:p>
      <text:p text:style-name="P4">(ask Kronda for more)</text:p>
      <text:p text:style-name="P4"/>
      <text:p text:style-name="P7">Come Out!</text:p>
      <text:p text:style-name="P7"/>
      <text:p text:style-name="P8">Start talking about what you are going to do. <text:s/>It creates accountability and the resources will start coming to you.</text:p>
      <text:p text:style-name="P7"/>
      <text:p text:style-name="P8">Saying it makes it real.</text:p>
      <text:p text:style-name="P7"/>
      <text:p text:style-name="P8">How do you start a business?</text:p>
      <text:p text:style-name="P7"/>
      <text:p text:style-name="P8">Register your business:</text:p>
      <text:p text:style-name="P1"><text:soft-page-break/><text:span text:style-name="T4"><text:tab/></text:span><text:a xlink:type="simple" xlink:href="http://sos.oregon.gov/" text:style-name="Internet_20_link" text:visited-style-name="Visited_20_Internet_20_Link"><text:span text:style-name="T4">http://sos.oregon.gov</text:span></text:a></text:p>
      <text:p text:style-name="P8"><text:tab/><text:tab/>Pay them $100 and then you have a business!</text:p>
      <text:p text:style-name="P7"/>
      <text:p text:style-name="P8"><text:tab/>Financial management</text:p>
      <text:p text:style-name="P8"><text:tab/>Legal Issues</text:p>
      <text:p text:style-name="P8"><text:tab/>Contracts (docracy.com / Contract Killer)</text:p>
      <text:p text:style-name="P7"/>
      <text:p text:style-name="P8"><text:tab/>Tax issues (consultants), lawyers</text:p>
      <text:p text:style-name="P7"/>
      <text:p text:style-name="P8">Straightfoward contracts are better because people don't think they're being tricked.</text:p>
      <text:p text:style-name="P7"/>
      <text:p text:style-name="P8"><text:tab/>Focus on your strengths and outsource your weaknesses.</text:p>
      <text:p text:style-name="P7"/>
      <text:p text:style-name="P8"><text:tab/>Keep track of everything, and send it off to the accountant, and be done with it.</text:p>
      <text:p text:style-name="P7"/>
      <text:p text:style-name="P8"><text:tab/>It's okay to pay people to help you balance your weaker points, like specialists.</text:p>
      <text:p text:style-name="P7"/>
      <text:p text:style-name="P7"><text:span text:style-name="T2"><text:tab/></text:span><text:span text:style-name="T3">Accountants can help you a whole lot, even if you don't make much money, because they can get you out of trouble with the IRS if that's a problem.</text:span></text:p>
      <text:p text:style-name="P7"/>
      <text:p text:style-name="P8"><text:tab/>Efficiency-driven tools will help you work more quickly.</text:p>
      <text:p text:style-name="P7"/>
      <text:p text:style-name="P8"><text:tab/>Don't be afraid to fire a bad client.</text:p>
      <text:p text:style-name="P8"><text:tab/><text:tab/>(Better yet, learn the warning signs and avoid them in the fire place)</text:p>
      <text:p text:style-name="P7"/>
      <text:p text:style-name="P7"><text:tab/><text:tab/>Flags</text:p>
      <text:p text:style-name="P8"><text:tab/>High maintenance</text:p>
      <text:p text:style-name="P8"><text:tab/>Didn't pay on time</text:p>
      <text:p text:style-name="P8"><text:tab/>Nickels and dimes</text:p>
      <text:p text:style-name="P8"><text:tab/>“As soon as so and so pays me, I'll pay you”</text:p>
      <text:p text:style-name="P4"/>
      <text:p text:style-name="P4"><text:tab/>Firing bad clients frees you up to hire good clients!</text:p>
      <text:p text:style-name="P4"/>
      <text:p text:style-name="P4"><text:soft-page-break/><text:tab/>Plan to start charging more as soon as possible!</text:p>
      <text:p text:style-name="P4"><text:tab/><text:tab/>Your hardware is important for your work and life. <text:s/>You need resources to make your work, work. <text:s/>Insurance, software, and overhead costs are important.</text:p>
      <text:p text:style-name="P4"/>
      <text:p text:style-name="P4"><text:tab/>You can't bill 8 hours per day anymore, because you have to deal with finances and proposals.</text:p>
      <text:p text:style-name="P4"/>
      <text:p text:style-name="P4"><text:tab/>You might be able to bill 3 hours per day because the rest of the day will be overhead.</text:p>
      <text:p text:style-name="P4"/>
      <text:p text:style-name="P4"><text:tab/>High-maintenance clients will want you to do a whole lot of stuff for a little bit of payment.</text:p>
      <text:p text:style-name="P4"/>
      <text:p text:style-name="P4"><text:tab/>Good clients will understand the value of what you're doing and will be happy to pay you for it!</text:p>
      <text:p text:style-name="P4"/>
      <text:p text:style-name="P4"><text:tab/>Focus less on what you need and more on what you can do for others.</text:p>
      <text:p text:style-name="P4"/>
      <text:p text:style-name="P4"><text:tab/>Talk with the clients and figure out what they need, and how you can help them.</text:p>
      <text:p text:style-name="P4"/>
      <text:p text:style-name="P4"><text:tab/>Building websites &gt;&gt; setting myself up as consultant</text:p>
      <text:p text:style-name="P4"/>
      <text:p text:style-name="P4">My clients expect <text:span text:style-name="T1">me</text:span> to give <text:span text:style-name="T1">them</text:span> advice</text:p>
      <text:p text:style-name="P4"/>
      <text:p text:style-name="P4">I am the expert problem-solver, and I get good clients who trust our work together</text:p>
      <text:p text:style-name="P4"/>
      <text:p text:style-name="P4">BE YOU!</text:p>
      <text:p text:style-name="P4"/>
      <text:p text:style-name="P4">You don't have to be “fake” to run a good business. <text:s/>Attract the people you do want, and repel the people who will drain your energy. <text:s/>Live by your own values and have a mission-driven company.</text:p>
      <text:p text:style-name="P4"/>
      <text:p text:style-name="P4">Remember: Everyone is totally winging it, all the time!</text:p>
      <text:p text:style-name="P4"/>
      <text:p text:style-name="P5">Everyone does the best that they can, and there's no reason why you <text:soft-page-break/>can't be one of them!</text:p>
      <text:p text:style-name="P5"/>
      <text:p text:style-name="P6">I describe myself as WordPress consultant and web developer</text:p>
      <text:p text:style-name="P6"><text:tab/>Describing myself as a “freelancer” doesn't sound like a real job</text:p>
      <text:p text:style-name="P4"/>
      <text:p text:style-name="P6">User experience insight is valuable</text:p>
      <text:p text:style-name="P6"/>
      <text:p text:style-name="P6">“Make” by Theme Foundry</text:p>
      <text:p text:style-name="P6"><text:tab/>They sell plug-ins to make the theme more advanced</text:p>
      <text:p text:style-name="P6"/>
      <text:p text:style-name="P6">I encourage clients to own as much of their digital stuff as possible.</text:p>
      <text:p text:style-name="P6"/>
      <text:p text:style-name="P6">Karveldigital: post about business owners owning their digital assets</text:p>
      <text:p text:style-name="P6"/>
      <text:p text:style-name="P6">Things outside of my control:</text:p>
      <text:p text:style-name="P6"><text:tab/></text:p>
      <text:p text:style-name="P6"><text:tab/>My computer went bonkers in 2013 and I needed to keep momentum even through surgeries and presentations</text:p>
      <text:p text:style-name="P6"/>
      <text:p text:style-name="P6"><text:tab/>Efficiency nerd :)</text:p>
      <text:p text:style-name="P6"/>
      <text:p text:style-name="P6"><text:tab/>Time is a big challenge.</text:p>
      <text:p text:style-name="P6"/>
      <text:p text:style-name="P6"><text:tab/>Researching the business to learn about what they need and what features they have will assist in your work and also avoid time-deadline conflicts with the necessary features.</text:p>
      <text:p text:style-name="P6"/>
      <text:p text:style-name="P6"><text:tab/>They will also pay you a lot to Discover what they need. <text:s/>:)</text:p>
      <text:p text:style-name="P6"/>
      <text:p text:style-name="P6"><text:tab/><text:span text:style-name="T5">It's okay to be in this for the money. <text:s/>I like to eat, and I like to travel.</text:span></text:p>
      <text:p text:style-name="P6"/>
      <text:p text:style-name="P6"><text:tab/><text:span text:style-name="T5">Clients own their own data. <text:s/>You might input it for them, but at the end of the job, they should get admin-privileges.</text:span></text:p>
      <text:p text:style-name="P6"/>
      <text:p text:style-name="P6"><text:tab/><text:span text:style-name="T5">Training is non-negotiable for when the client wants to manage the site they're getting.</text:span></text:p>
      <text:p text:style-name="P6"><text:tab/></text:p>
      <text:p text:style-name="P6"><text:tab/><text:span text:style-name="T5">Clients give me their content before I start development.</text:span></text:p>
      <text:p text:style-name="P6"><text:soft-page-break/></text:p>
      <text:p text:style-name="P6"><text:tab/><text:span text:style-name="T5">Making “website shells” makes people miss deadlines when they're busy because content writing is hard.</text:span></text:p>
      <text:p text:style-name="P6"/>
      <text:p text:style-name="P6"><text:tab/><text:span text:style-name="T5">Genesis by Studio Press is a great resour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2:52:45.601004000</meta:creation-date>
    <dc:date>2014-10-06T10:22:16.509480000</dc:date>
    <meta:editing-duration>PT31M23S</meta:editing-duration>
    <meta:editing-cycles>6</meta:editing-cycles>
    <meta:generator>LibreOffice/4.3.2.2$MacOSX_X86_64 LibreOffice_project/edfb5295ba211bd31ad47d0bad0118690f76407d</meta:generator>
    <meta:document-statistic meta:table-count="0" meta:image-count="0" meta:object-count="0" meta:page-count="8" meta:paragraph-count="135" meta:word-count="1253" meta:character-count="7096" meta:non-whitespace-character-count="5895"/>
  </office:meta>
</office:document-meta>
</file>